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 1/Configurations2/accelerator/current.xml" manifest:media-type=""/>
  <manifest:file-entry manifest:full-path="Object 1/Configurations2/" manifest:media-type="application/vnd.sun.xml.ui.configuration"/>
  <manifest:file-entry manifest:full-path="Object 1/content.xml" manifest:media-type="text/xml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Replacements/Object 1" manifest:media-type="application/x-openoffice-gdimetafile;windows_formatname=&quot;GDIMetaFile&quot;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Pictures/10000201000000EF0000010012F834F86EBE260F.png" manifest:media-type="image/png"/>
  <manifest:file-entry manifest:full-path="Pictures/10000200000000AB000000ABBF5649DB06F5DFB8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officeooo:paragraph-rsid="0014ec2a"/>
    </style:style>
    <style:style style:name="P2" style:family="paragraph" style:parent-style-name="Standard">
      <style:paragraph-properties fo:text-align="center" style:justify-single-word="false"/>
      <style:text-properties officeooo:paragraph-rsid="0014ec2a"/>
    </style:style>
    <style:style style:name="P3" style:family="paragraph" style:parent-style-name="Standard">
      <style:paragraph-properties fo:text-align="start" style:justify-single-word="false"/>
      <style:text-properties officeooo:rsid="0031cb39" officeooo:paragraph-rsid="0014ec2a"/>
    </style:style>
    <style:style style:name="P4" style:family="paragraph" style:parent-style-name="Standard">
      <style:paragraph-properties fo:text-align="start" style:justify-single-word="false"/>
      <style:text-properties officeooo:rsid="002bf23c" officeooo:paragraph-rsid="0014ec2a"/>
    </style:style>
    <style:style style:name="P5" style:family="paragraph" style:parent-style-name="Standard" style:list-style-name="L1">
      <style:paragraph-properties fo:text-align="start" style:justify-single-word="false"/>
      <style:text-properties officeooo:rsid="0031cb39" officeooo:paragraph-rsid="0014ec2a"/>
    </style:style>
    <style:style style:name="P6" style:family="paragraph" style:parent-style-name="Standard" style:list-style-name="L1">
      <style:paragraph-properties fo:text-align="start" style:justify-single-word="false"/>
      <style:text-properties officeooo:rsid="002bf23c" officeooo:paragraph-rsid="0014ec2a"/>
    </style:style>
    <style:style style:name="P7" style:family="paragraph" style:parent-style-name="Standard" style:list-style-name="L1">
      <style:paragraph-properties fo:text-align="start" style:justify-single-word="false"/>
      <style:text-properties officeooo:paragraph-rsid="0014ec2a"/>
    </style:style>
    <style:style style:name="T1" style:family="text">
      <style:text-properties style:text-position="super 58%"/>
    </style:style>
    <style:style style:name="T2" style:family="text">
      <style:text-properties style:text-position="super 58%" officeooo:rsid="002e4c30"/>
    </style:style>
    <style:style style:name="T3" style:family="text">
      <style:text-properties officeooo:rsid="001dc388"/>
    </style:style>
    <style:style style:name="T4" style:family="text">
      <style:text-properties officeooo:rsid="0028b65e"/>
    </style:style>
    <style:style style:name="T5" style:family="text">
      <style:text-properties officeooo:rsid="002e4c30"/>
    </style:style>
    <style:style style:name="T6" style:family="text">
      <style:text-properties style:font-name="Standard Symbols L" officeooo:rsid="002e4c30"/>
    </style:style>
    <style:style style:name="T7" style:family="text">
      <style:text-properties officeooo:rsid="0014ec2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Formula">
      <style:graphic-properties style:vertical-pos="middle" style:vertical-rel="text" style:horizontal-pos="from-left" style:horizontal-rel="paragraph-content" draw:ole-draw-aspect="1"/>
    </style:style>
    <text:list-style style:name="L1">
      <text:list-level-style-number text:level="1" text:style-name="Zeichenformat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</office:automatic-styles>
  <office:body>
    <office:text text:use-soft-page-breaks="true">
      <text:variable-decls>
        <text:variable-decl office:value-type="float" text:name="Assnum"/>
        <text:variable-decl office:value-type="float" text:name="Assignment"/>
      </text:variable-decl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Assignment <text:variable-set text:name="Assignment" office:value-type="float" office:value="8.06" style:data-style-name="N0">8.06</text:variable-set>: <text:span text:style-name="T3">Torque and Angular Momentum</text:span></text:p>
      <text:p text:style-name="P2"/>
      <text:list xml:id="list6267659940795068416" text:style-name="L1">
        <text:list-item>
          <text:p text:style-name="P5">A bicycle is placed upside down during a <text:span text:style-name="T4">maintenance</text:span> check. <text:s/>The front wheel (m=1.3 kg) is allowed to spin at a rate of <text:span text:style-name="T7">7</text:span> revolutions per second. <text:s/>The wheel has a radius of 0.33 m. <text:s/>The brake is then applied to the wheel, and the wheel comes to a stop in 2.5 seconds. <text:s/>What is the torque that was applied to the wheel. <text:s/>(assume the wheel is a hoop or ring and the mass of the spokes is negligible.)</text:p>
        </text:list-item>
      </text:list>
      <text:p text:style-name="P3"/>
      <text:p text:style-name="P3"/>
      <text:p text:style-name="P3"/>
      <text:p text:style-name="P3"/>
      <text:p text:style-name="P3"/>
      <text:p text:style-name="P3"/>
      <text:p text:style-name="P3"/>
      <text:list xml:id="list210645505511511" text:continue-numbering="true" text:style-name="L1">
        <text:list-item>
          <text:p text:style-name="P6"><text:s/><text:span text:style-name="T5">A 30 m long hose is initially spooled around a reel that is initially at rest. <text:s/>The moment of inertia of the reel is 0.44 kg m</text:span><text:span text:style-name="T2">2</text:span><text:span text:style-name="T5">. <text:s/>Its radius is 0.16 m. <text:s/>When the reel is turning, a frictional torque of magnitude 3.4 m</text:span><text:span text:style-name="T6">´</text:span><text:span text:style-name="T5">N acts on the wheel. <text:s/>If the hose is pulled so that the tension in the hose is a constant 25N, how long does it take to unwind the hose from the reel?</text:span></text:p>
        </text:list-item>
      </text:list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p text:style-name="P4"/>
      <text:list xml:id="list210645144234778" text:continue-numbering="true" text:style-name="L1">
        <text:list-item>
          <text:p text:style-name="P6">A <text:span text:style-name="T7">9</text:span>5 kg man stands on a 5 meter long platform suspended by one cable at each end. <text:s/>He is 2 meters from the left side. <text:s/>The mass of the platform is 1<text:span text:style-name="T7">5</text:span> kg. <text:s/>The cable on the right side of the platform breaks. <text:s/></text:p>
          <text:list>
            <text:list-item>
              <text:p text:style-name="P6">Calculate the angular acceleration of the platform. <text:s/></text:p>
            </text:list-item>
          </text:list>
        </text:list-item>
      </text:list>
      <text:p text:style-name="P4"/>
      <text:p text:style-name="P4"/>
      <text:p text:style-name="P4"/>
      <text:p text:style-name="P4"/>
      <text:p text:style-name="P4"/>
      <text:list xml:id="list210645282590064" text:continue-numbering="true" text:style-name="L1">
        <text:list-item>
          <text:list>
            <text:list-item>
              <text:p text:style-name="P6">If the man can catch the platform when it has rotated 45 degrees, what is the time he has to react?</text:p>
            </text:list-item>
          </text:list>
        </text:list-item>
      </text:list>
      <text:p text:style-name="P4"/>
      <text:list xml:id="list210645468860119" text:continue-numbering="true" text:style-name="L1">
        <text:list-item>
          <text:list>
            <text:list-header>
              <text:p text:style-name="P6"/>
            </text:list-header>
          </text:list>
        </text:list-item>
      </text:list>
      <text:p text:style-name="P4"/>
      <text:p text:style-name="P4"/>
      <text:p text:style-name="P4"/>
      <text:p text:style-name="P1"/>
      <text:list xml:id="list210646909155646" text:continue-numbering="true" text:style-name="L1">
        <text:list-item>
          <text:p text:style-name="P7"><text:soft-page-break/>The mass of the earth is 5.974 x 10<text:span text:style-name="T1">24</text:span> kilograms. <text:s/>Its radius is 6.387 x 10<text:span text:style-name="T1">6</text:span> m. <text:s/>The moment of inertia for a solid sphere is given by <draw:frame draw:style-name="fr3" draw:name="Object1" text:anchor-type="as-char" svg:width="0.7008in" svg:height="0.3929in" draw:z-index="3"><draw:object xlink:href="./Object 1" xlink:type="simple" xlink:show="embed" xlink:actuate="onLoad"/><draw:image xlink:href="./ObjectReplacements/Object 1" xlink:type="simple" xlink:show="embed" xlink:actuate="onLoad"/><svg:desc>formula</svg:desc></draw:frame>. <text:s/>The earth rotates once every 24 hours. <text:s/></text:p>
          <text:list>
            <text:list-item>
              <text:p text:style-name="P7">What is the rotational velocity of the earth (in radians per second)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0645326488562" text:continue-numbering="true" text:style-name="L1">
        <text:list-item>
          <text:list>
            <text:list-item>
              <text:p text:style-name="P7">What is the Moment of Inertia of the earth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0646851040928" text:continue-numbering="true" text:style-name="L1">
        <text:list-item>
          <text:list>
            <text:list-item>
              <text:p text:style-name="P7">What is the rotational kinetic energy of the earth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10646545433486" text:continue-numbering="true" text:style-name="L1">
        <text:list-item>
          <text:p text:style-name="P7">The moon orbits the earth approximately once every 28 days. <text:s text:c="2"/>Its mass is 7.36 x 10<text:span text:style-name="T1">22</text:span> kg, and its orbit is in the same direction as the earth's rotation.</text:p>
          <text:list>
            <text:list-item>
              <text:p text:style-name="P7">What is the orbital radius of the moon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10645900721786" text:continue-numbering="true" text:style-name="L1">
        <text:list-item>
          <text:list>
            <text:list-item>
              <text:p text:style-name="P7">What is the total angular momentum of the earth-moon system?</text:p>
            </text:list-item>
          </text:list>
        </text:list-item>
      </text:list>
      <text:p text:style-name="P1"/>
      <text:p text:style-name="P1"/>
      <text:p text:style-name="P1"/>
      <text:p text:style-name="P1"/>
      <text:p text:style-name="P1"/>
      <text:list xml:id="list210646739372762" text:continue-numbering="true" text:style-name="L1">
        <text:list-item>
          <text:list>
            <text:list-item>
              <text:p text:style-name="P7">The moon is moving away from the earth at 0.038 meters per year. <text:s/>How far will the moon be from the earth after 1 Billion years?</text:p>
            </text:list-item>
          </text:list>
        </text:list-item>
      </text:list>
      <text:p text:style-name="P1"/>
      <text:p text:style-name="P1"/>
      <text:p text:style-name="P1"/>
      <text:p text:style-name="P1"/>
      <text:list xml:id="list210645433046641" text:continue-numbering="true" text:style-name="L1">
        <text:list-item>
          <text:list>
            <text:list-item>
              <text:p text:style-name="P7">Use the law of conservation of angular momentum to calculate the length of a day on earth 1 billion years from now.</text:p>
            </text:list-item>
          </text:list>
        </text:list-item>
      </text:list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tandard Symbols L" svg:font-family="'Standard Symbols L'" style:font-charset="x-symbol"/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 style:font-family-complex="'Lohit Devanagari'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Zeichenformat" style:family="text"/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T1" style:family="text">
      <style:text-properties style:text-position="super 58%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Mfr2" style:family="graphic" style:parent-style-name="Graphics">
      <style:graphic-properties style:run-through="fore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  <number:number-style style:name="N0">
      <number:number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</office:automatic-styles>
  <office:master-styles>
    <style:master-page style:name="Standard" style:page-layout-name="Mpm1">
      <style:header>
        <text:p text:style-name="Header"><draw:frame draw:style-name="Mfr1" draw:name="graphics2" text:anchor-type="paragraph" svg:x="6.4311in" svg:y="-0.4in" svg:width="0.8in" svg:height="0.8in" draw:z-index="1"><draw:image xlink:href="Pictures/10000200000000AB000000ABBF5649DB06F5DFB8.png" xlink:type="simple" xlink:show="embed" xlink:actuate="onLoad"/></draw:frame><draw:frame draw:style-name="Mfr2" draw:name="graphics3" text:anchor-type="paragraph" svg:x="-0.0283in" svg:y="-0.4654in" svg:width="0.8in" svg:height="0.85in" draw:z-index="4"><draw:image xlink:href="Pictures/10000201000000EF0000010012F834F86EBE260F.png" xlink:type="simple" xlink:show="embed" xlink:actuate="onLoad"/></draw:frame> <text:s text:c="20"/>Name:<text:tab/><text:tab/><text:date style:data-style-name="N37" text:date-value="2016-08-29T21:06:45.046179215" text:date-adjust="PT24H00M00S">08/30/16</text:date> <text:s text:c="11"/></text:p>
      </style:header>
      <style:footer>
        <text:p text:style-name="Footer">1<text:span text:style-name="MT1">st</text:span> Nine Weeks<text:tab/><text:page-number text:select-page="current">2</text:page-number>/<text:page-count>2</text:page-count><text:tab/>Assignment <text:variable-get text:name="Assignment" style:data-style-name="N0">8.06</text:variable-ge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8-16T21:47:46.920487991</meta:creation-date>
    <meta:editing-duration>PT3M34S</meta:editing-duration>
    <meta:editing-cycles>4</meta:editing-cycles>
    <meta:generator>LibreOffice/5.0.6.2$Linux_X86_64 LibreOffice_project/00$Build-2</meta:generator>
    <dc:date>2016-08-29T21:06:45.008807629</dc:date>
    <meta:document-statistic meta:table-count="0" meta:image-count="2" meta:object-count="1" meta:page-count="2" meta:paragraph-count="17" meta:word-count="416" meta:character-count="2115" meta:non-whitespace-character-count="1671"/>
  </office:meta>
</office:document-meta>
</file>

<file path=Object 1/content.xml><?xml version="1.0" encoding="utf-8"?>
<math xmlns="http://www.w3.org/1998/Math/MathML">
  <semantics>
    <mrow>
      <mrow>
        <mi>I</mi>
        <mo stretchy="false">=</mo>
        <mfrac>
          <mn>2</mn>
          <mn>5</mn>
        </mfrac>
      </mrow>
      <mi>m</mi>
      <msup>
        <mi>r</mi>
        <mn>2</mn>
      </msup>
    </mrow>
    <annotation encoding="StarMath 5.0">I = {2 over 5} m r^2</annotation>
  </semantics>
</math>
</file>